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4">
            <text:p>K-3504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9027.0">
            <text:p>9027.0</text:p>
          </table:table-cell>
          <table:table-cell office:value-type="float" office:value="129.0">
            <text:p>129.0</text:p>
          </table:table-cell>
          <table:table-cell office:value-type="string" office:value="Hiatella arctica, Myatruncata">
            <text:p>Hiatella arctica, Mya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8.6">
            <text:p>8.6</text:p>
          </table:table-cell>
          <table:table-cell office:value-type="float" office:value="8.6">
            <text:p>8.6</text:p>
          </table:table-cell>
          <table:table-cell office:value-type="string" office:value="Fredskild1985,BlakeEtal1996">
            <text:p>Fredskild1985,BlakeEtal199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3">
            <text:p>K-3503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8337.0">
            <text:p>8337.0</text:p>
          </table:table-cell>
          <table:table-cell office:value-type="float" office:value="124.0">
            <text:p>124.0</text:p>
          </table:table-cell>
          <table:table-cell office:value-type="string" office:value="Cardium ciliatum">
            <text:p>Cardium ciliat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2">
            <text:p>K-3502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6800.0">
            <text:p>680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6">
            <text:p>I-8896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5955.0">
            <text:p>5955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.3">
            <text:p>9.3</text:p>
          </table:table-cell>
          <table:table-cell office:value-type="float" office:value="1.8600000000000003">
            <text:p>1.8600000000000003</text:p>
          </table:table-cell>
          <table:table-cell office:value-type="float" office:value="1.8600000000000003">
            <text:p>1.8600000000000003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40">
            <text:p>K-3740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3610.0">
            <text:p>361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8">
            <text:p>I-8898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7470.0">
            <text:p>7470.0</text:p>
          </table:table-cell>
          <table:table-cell office:value-type="float" office:value="115.0">
            <text:p>11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5">
            <text:p>20.5</text:p>
          </table:table-cell>
          <table:table-cell office:value-type="float" office:value="4.1000000000000005">
            <text:p>4.1000000000000005</text:p>
          </table:table-cell>
          <table:table-cell office:value-type="float" office:value="4.1000000000000005">
            <text:p>4.100000000000000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7">
            <text:p>I-8897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6170.0">
            <text:p>6170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8">
            <text:p>14.8</text:p>
          </table:table-cell>
          <table:table-cell office:value-type="float" office:value="2.9600000000000004">
            <text:p>2.9600000000000004</text:p>
          </table:table-cell>
          <table:table-cell office:value-type="float" office:value="2.9600000000000004">
            <text:p>2.9600000000000004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38">
            <text:p>K-3738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8370.0">
            <text:p>8370.0</text:p>
          </table:table-cell>
          <table:table-cell office:value-type="float" office:value="95.0">
            <text:p>9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39">
            <text:p>K-3739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4370.0">
            <text:p>437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5">
            <text:p>I-8895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5645.0">
            <text:p>5645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.6">
            <text:p>5.6</text:p>
          </table:table-cell>
          <table:table-cell office:value-type="float" office:value="1.1199999999999999">
            <text:p>1.1199999999999999</text:p>
          </table:table-cell>
          <table:table-cell office:value-type="float" office:value="1.1199999999999999">
            <text:p>1.1199999999999999</text:p>
          </table:table-cell>
          <table:table-cell office:value-type="string" office:value="Weidick1976">
            <text:p>Weidick19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